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6000003039CF1A1F4EA8BCD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f33" officeooo:paragraph-rsid="00111f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Ảnh khi train</text:p>
      <text:p text:style-name="P1"/>
      <text:p text:style-name="P1"><draw:frame draw:style-name="fr1" draw:name="Image1" text:anchor-type="char" svg:width="6.9252in" svg:height="6.2516in" draw:z-index="0"><draw:image xlink:href="Pictures/1000020100000356000003039CF1A1F4EA8BCD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06:20:02.414746220</meta:creation-date>
    <dc:date>2022-12-18T06:30:37.234501702</dc:date>
    <meta:editing-duration>PT24S</meta:editing-duration>
    <meta:editing-cycles>1</meta:editing-cycles>
    <meta:document-statistic meta:table-count="0" meta:image-count="1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